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Noto Mono" fo:font-size="96pt" officeooo:rsid="0008c453" officeooo:paragraph-rsid="0008c453" style:font-size-asian="96pt" style:font-size-complex="96pt"/>
    </style:style>
    <style:style style:name="P2" style:family="paragraph" style:parent-style-name="Text_20_body">
      <style:paragraph-properties fo:text-align="center" style:justify-single-word="false"/>
      <style:text-properties style:font-name="Noto Mono" fo:font-size="96pt" officeooo:rsid="0008c453" officeooo:paragraph-rsid="0009e7c3" style:font-size-asian="96pt" style:font-size-complex="96pt"/>
    </style:style>
    <style:style style:name="P3" style:family="paragraph" style:parent-style-name="Text_20_body">
      <style:paragraph-properties fo:text-align="center" style:justify-single-word="false"/>
      <style:text-properties style:font-name="Noto Mono" fo:font-size="96pt" officeooo:rsid="0008c453" officeooo:paragraph-rsid="000acbb5" style:font-size-asian="96pt" style:font-size-complex="96pt"/>
    </style:style>
    <style:style style:name="P4" style:family="paragraph" style:parent-style-name="Title">
      <style:text-properties style:font-name="Noto Mono" fo:font-size="96pt" officeooo:rsid="0008c453" officeooo:paragraph-rsid="0008c453" style:font-size-asian="96pt" style:font-size-complex="96pt"/>
    </style:style>
    <style:style style:name="P5" style:family="paragraph" style:parent-style-name="Text_20_body">
      <style:text-properties officeooo:paragraph-rsid="0008c453"/>
    </style:style>
    <style:style style:name="P6" style:family="paragraph" style:parent-style-name="Text_20_body">
      <style:text-properties officeooo:paragraph-rsid="0009e7c3"/>
    </style:style>
    <style:style style:name="P7" style:family="paragraph" style:parent-style-name="Text_20_body">
      <style:text-properties fo:font-size="12pt" officeooo:rsid="0009e7c3" officeooo:paragraph-rsid="0008c453" style:font-size-asian="10.5pt" style:font-size-complex="12pt"/>
    </style:style>
    <style:style style:name="P8" style:family="paragraph" style:parent-style-name="Title">
      <style:text-properties style:font-name="Noto Mono" fo:font-size="80pt" officeooo:rsid="000c9921" officeooo:paragraph-rsid="000c9921" style:font-size-asian="80pt" style:font-size-complex="80pt"/>
    </style:style>
    <style:style style:name="P9" style:family="paragraph" style:parent-style-name="Title">
      <style:paragraph-properties fo:break-before="page"/>
      <style:text-properties style:font-name="Noto Mono" fo:font-size="80pt" officeooo:rsid="000c9921" officeooo:paragraph-rsid="000c9921" style:font-size-asian="80pt" style:font-size-complex="80pt"/>
    </style:style>
    <style:style style:name="P10" style:family="paragraph" style:parent-style-name="Title">
      <style:text-properties fo:font-size="80pt" officeooo:rsid="000c9921" officeooo:paragraph-rsid="000c9921" style:font-size-asian="80pt" style:font-size-complex="80pt"/>
    </style:style>
    <style:style style:name="T1" style:family="text">
      <style:text-properties style:font-name="Noto Mono"/>
    </style:style>
    <style:style style:name="T2" style:family="text">
      <style:text-properties style:font-name="Noto Mono" officeooo:rsid="0008c453"/>
    </style:style>
    <style:style style:name="T3" style:family="text">
      <style:text-properties fo:font-size="12pt" officeooo:rsid="0008c453" style:font-size-asian="10.5pt" style:font-size-complex="12pt"/>
    </style:style>
    <style:style style:name="T4" style:family="text">
      <style:text-properties fo:font-size="12pt" officeooo:rsid="0009e7c3" style:font-size-asian="10.5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HE BAR</text:p>
      <text:p text:style-name="P1">●○●●○●○○</text:p>
      <text:p text:style-name="P1"/>
      <text:p text:style-name="P1"/>
      <text:p text:style-name="Text_20_body"/>
      <text:p text:style-name="Text_20_body"/>
      <text:p text:style-name="P6"/>
      <text:p text:style-name="Text_20_body"/>
      <text:p text:style-name="Text_20_body"/>
      <text:p text:style-name="P5"><text:span text:style-name="T3">How to enter this code: Hold </text:span><text:span text:style-name="T4">LOAD</text:span><text:span text:style-name="T3"> and press E-Boot until the LED blinks green. </text:span><text:span text:style-name="T4">Release both. <text:s text:c="5"/></text:span><text:span text:style-name="T3"><text:s/>To enter a ● hold SER and press CLK. To enter a ○ </text:span><text:span text:style-name="T4">release SER and press CLK. <text:tab/><text:tab/> <text:s text:c="9"/>When done press LOAD</text:span></text:p>
      <text:p text:style-name="P7"/>
      <text:p text:style-name="P8"><text:soft-page-break/>RECEPTIE</text:p>
      <text:p text:style-name="P2">●●●○●○●○</text:p>
      <text:p text:style-name="P2"/>
      <text:p text:style-name="P2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pan text:style-name="T3">How to enter this code: Hold </text:span><text:span text:style-name="T4">LOAD</text:span><text:span text:style-name="T3"> and press E-Boot until the LED blinks green. </text:span><text:span text:style-name="T4">Release both. <text:s text:c="5"/></text:span><text:span text:style-name="T3"><text:s/>To enter a ● hold SER and press CLK. To enter a ○ </text:span><text:span text:style-name="T4">release SER and press CLK. <text:tab/><text:tab/> <text:s text:c="9"/>When done press LOAD</text:span></text:p>
      <text:p text:style-name="P9">RESTAURANT</text:p>
      <text:p text:style-name="P2">○●●○●●○●</text:p>
      <text:p text:style-name="P2"/>
      <text:p text:style-name="P2"/>
      <text:p text:style-name="P6"/>
      <text:p text:style-name="P6"/>
      <text:p text:style-name="P6"/>
      <text:p text:style-name="P6"/>
      <text:p text:style-name="P6"/>
      <text:p text:style-name="P6"/>
      <text:p text:style-name="P6"><text:span text:style-name="T3">How to enter this code: Hold </text:span><text:span text:style-name="T4">LOAD</text:span><text:span text:style-name="T3"> and press E-Boot until the LED blinks green. </text:span><text:span text:style-name="T4">Release both. <text:s text:c="5"/></text:span><text:span text:style-name="T3"><text:s/>To enter a ● hold SER and press CLK. To enter a ○ </text:span><text:span text:style-name="T4">release SER and press CLK. <text:tab/><text:tab/> <text:s text:c="9"/>When done press LOAD</text:span></text:p>
      <text:p text:style-name="P9">ANGRYNERDS</text:p>
      <text:p text:style-name="P3">●●○●●●○●</text:p>
      <text:p text:style-name="P2"/>
      <text:p text:style-name="P2"/>
      <text:p text:style-name="P6"/>
      <text:p text:style-name="P6"/>
      <text:p text:style-name="P6"/>
      <text:p text:style-name="P6"/>
      <text:p text:style-name="P6"/>
      <text:p text:style-name="P6"/>
      <text:p text:style-name="P6"><text:span text:style-name="T3">How to enter this code: Hold </text:span><text:span text:style-name="T4">LOAD</text:span><text:span text:style-name="T3"> and press E-Boot until the LED blinks green. </text:span><text:span text:style-name="T4">Release both. <text:s text:c="5"/></text:span><text:span text:style-name="T3"><text:s/>To enter a ● hold SER and press CLK. To enter a ○ </text:span><text:span text:style-name="T4">release SER and press CLK. <text:tab/><text:tab/> <text:s text:c="9"/>When done press LOAD</text:span></text:p>
      <text:p text:style-name="P10"><text:soft-page-break/><text:span text:style-name="T1">HACKZAAL</text:span></text:p>
      <text:p text:style-name="P3">●●○●○○●●</text:p>
      <text:p text:style-name="P2"/>
      <text:p text:style-name="P2"/>
      <text:p text:style-name="P6"/>
      <text:p text:style-name="P6"/>
      <text:p text:style-name="P6"/>
      <text:p text:style-name="P6"/>
      <text:p text:style-name="P6"/>
      <text:p text:style-name="P6"/>
      <text:p text:style-name="P6"><text:span text:style-name="T3">How to enter this code: Hold </text:span><text:span text:style-name="T4">LOAD</text:span><text:span text:style-name="T3"> and press E-Boot until the LED blinks green. </text:span><text:span text:style-name="T4">Release both. <text:s text:c="5"/></text:span><text:span text:style-name="T3"><text:s/>To enter a ● hold SER and press CLK. To enter a ○ </text:span><text:span text:style-name="T4">release SER and press CLK. <text:tab/><text:tab/> <text:s text:c="9"/>When done press LOAD</text:span></text:p>
      <text:p text:style-name="P9">GROTE ZAAL</text:p>
      <text:p text:style-name="P3">●○○●●○○●</text:p>
      <text:p text:style-name="P2"/>
      <text:p text:style-name="P2"/>
      <text:p text:style-name="P6"/>
      <text:p text:style-name="P6"/>
      <text:p text:style-name="P6"/>
      <text:p text:style-name="P6"/>
      <text:p text:style-name="P6"/>
      <text:p text:style-name="P6"/>
      <text:p text:style-name="P6"><text:span text:style-name="T3">How to enter this code: Hold </text:span><text:span text:style-name="T4">LOAD</text:span><text:span text:style-name="T3"> and press E-Boot until the LED blinks green. </text:span><text:span text:style-name="T4">Release both. <text:s text:c="5"/></text:span><text:span text:style-name="T3"><text:s/>To enter a ● hold SER and press CLK. To enter a ○ </text:span><text:span text:style-name="T4">release SER and press CLK. <text:tab/><text:tab/> <text:s text:c="9"/>When done press LOAD</text:span></text:p>
      <text:p text:style-name="P9">BOARDROOM</text:p>
      <text:p text:style-name="P3">●●●○○○●○</text:p>
      <text:p text:style-name="P2"/>
      <text:p text:style-name="P2"/>
      <text:p text:style-name="P6"/>
      <text:p text:style-name="P6"/>
      <text:p text:style-name="P6"/>
      <text:p text:style-name="P6"/>
      <text:p text:style-name="P6"/>
      <text:p text:style-name="P6"/>
      <text:p text:style-name="P6"><text:span text:style-name="T3">How to enter this code: Hold </text:span><text:span text:style-name="T4">LOAD</text:span><text:span text:style-name="T3"> and press E-Boot until the LED blinks green. </text:span><text:span text:style-name="T4">Release both. <text:s text:c="5"/></text:span><text:span text:style-name="T3"><text:s/>To enter a ● hold SER and press CLK. To enter a ○ </text:span><text:span text:style-name="T4">release SER and press CLK. <text:tab/><text:tab/> <text:s text:c="9"/>When done press LOAD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3T19:21:36.714567046</meta:creation-date>
    <dc:date>2023-02-08T09:40:19.732439558</dc:date>
    <meta:editing-duration>PT11M3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7" meta:paragraph-count="21" meta:word-count="289" meta:character-count="1574" meta:non-whitespace-character-count="1180"/>
  </office:meta>
</office:document-meta>
</file>